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1.622cm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cm" fo:min-width="1.622cm"/>
    </style:style>
    <style:style style:name="gr3" style:family="graphic" style:parent-style-name="objectwithoutfill">
      <style:graphic-properties svg:stroke-color="#000000" draw:marker-start="Arrow" draw:marker-end="" draw:marker-end-width="0.2cm" draw:fill="none" draw:textarea-vertical-align="top" fo:padding-top="0cm" fo:padding-bottom="1.2cm"/>
    </style:style>
    <style:style style:name="gr4" style:family="graphic" style:parent-style-name="standard">
      <style:graphic-properties svg:stroke-color="#000000" draw:fill="solid" draw:fill-color="#b7e9f7" draw:textarea-horizontal-align="justify" draw:textarea-vertical-align="middle" draw:auto-grow-height="false" fo:min-height="0.45cm" fo:min-width="2.118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top="0cm" fo:padding-bottom="0cm" fo:padding-left="0cm" fo:padding-right="0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319cm" fo:padding-top="0cm" fo:padding-bottom="0cm" fo:padding-left="0cm" fo:padding-right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244cm"/>
    </style:style>
    <style:style style:name="gr9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0.914cm"/>
    </style:style>
    <style:style style:name="gr10" style:family="graphic" style:parent-style-name="standard">
      <style:graphic-properties svg:stroke-color="#000000" draw:fill="solid" draw:fill-color="#ff66cc" draw:textarea-horizontal-align="justify" draw:textarea-vertical-align="middle" draw:auto-grow-height="false" fo:min-height="0.45cm" fo:min-width="0.914cm"/>
    </style:style>
    <style:style style:name="gr11" style:family="graphic" style:parent-style-name="standard">
      <style:graphic-properties draw:stroke="none" svg:stroke-color="#000000" draw:fill="solid" draw:fill-color="#ffffff" fo:min-height="0.298cm" fo:padding-top="0cm" fo:padding-bottom="0cm" fo:padding-left="0cm" fo:padding-right="0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66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solid" draw:fill-color="#ffffcc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b7e9f7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66cc"/>
      <style:paragraph-properties fo:text-align="center"/>
      <style:text-properties fo:font-size="10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5" draw:id="id5" draw:layer="layout" svg:width="3cm" svg:height="0.99cm" svg:x="1.9cm" svg:y="5.7cm">
          <text:p text:style-name="P1"><text:span text:style-name="T1">Reporting 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cm" svg:height="0.99cm" svg:x="6.1cm" svg:y="3.549cm">
          <text:p text:style-name="P1"><text:span text:style-name="T1">Submitted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cm" svg:height="0.99cm" svg:x="12.301cm" svg:y="3.549cm">
          <text:p text:style-name="P1"><text:span text:style-name="T2">Received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8.661cm" svg:y1="3.694cm" svg:x2="12.74cm" svg:y2="3.694cm" draw:start-shape="id1" draw:start-glue-point="11" draw:end-shape="id2" draw:end-glue-point="5" svg:d="M8661 3694c0-969 4079-969 4079 0" svg:viewBox="0 0 4080 728">
          <text:p text:style-name="P1"><text:span text:style-name="T3">wasDerivedFrom</text:span></text:p>
        </draw:connector>
        <draw:custom-shape draw:style-name="gr4" draw:text-style-name="P6" xml:id="id3" draw:id="id3" draw:layer="layout" svg:width="3.7cm" svg:height="0.99cm" svg:x="8.802cm" svg:y="5.05cm">
          <text:p text:style-name="P1"><text:span text:style-name="T2">Report sub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9.343cm" svg:y1="5.195cm" svg:x2="9.1cm" svg:y2="4.044cm" draw:start-shape="id3" draw:start-glue-point="5" draw:end-shape="id1" svg:d="M9343 5195c0-768-81-1151-243-1151" svg:viewBox="0 0 244 1152">
          <text:p/>
        </draw:connector>
        <draw:connector draw:style-name="gr6" draw:text-style-name="P7" draw:layer="layout" draw:type="curve" svg:x1="12.301cm" svg:y1="4.044cm" svg:x2="11.961cm" svg:y2="5.195cm" draw:start-shape="id2" draw:end-shape="id3" draw:end-glue-point="11" svg:d="M12301 4044c-227 0-340 383-340 1151" svg:viewBox="0 0 341 1152">
          <text:p/>
        </draw:connector>
        <draw:frame draw:style-name="gr7" draw:text-style-name="P8" draw:layer="layout" svg:width="2.298cm" svg:height="0.319cm" svg:x="10.502cm" svg:y="4.502cm">
          <draw:text-box>
            <text:p text:style-name="P1"><text:span text:style-name="T3">wasGeneratedBy</text:span></text:p>
          </draw:text-box>
        </draw:frame>
        <draw:frame draw:style-name="gr7" draw:text-style-name="P8" draw:layer="layout" svg:width="0.998cm" svg:height="0.319cm" svg:x="8.802cm" svg:y="4.502cm">
          <draw:text-box>
            <text:p text:style-name="P1"><text:span text:style-name="T3">used</text:span></text:p>
          </draw:text-box>
        </draw:frame>
        <draw:custom-shape draw:style-name="gr8" draw:text-style-name="P9" xml:id="id4" draw:id="id4" draw:layer="layout" svg:width="1.052cm" svg:height="0.99cm" svg:x="13.669cm" svg:y="7.552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961cm" svg:y1="5.895cm" svg:x2="14.195cm" svg:y2="7.552cm" draw:start-shape="id3" draw:start-glue-point="9" draw:end-shape="id4" draw:end-glue-point="4" svg:d="M11961 5895c0 1353 2234 525 2234 1657" svg:viewBox="0 0 2235 1658">
          <text:p/>
        </draw:connector>
        <draw:frame draw:style-name="gr7" draw:text-style-name="P8" draw:layer="layout" svg:width="2.598cm" svg:height="0.319cm" svg:x="12.002cm" svg:y="6.6cm">
          <draw:text-box>
            <text:p text:style-name="P1"><text:span text:style-name="T3">qualifiedAssociation</text:span></text:p>
          </draw:text-box>
        </draw:frame>
        <draw:connector draw:style-name="gr6" draw:text-style-name="P7" draw:layer="layout" draw:type="curve" svg:x1="8.802cm" svg:y1="5.545cm" svg:x2="4.9cm" svg:y2="6.195cm" draw:start-shape="id3" draw:start-glue-point="6" draw:end-shape="id5" svg:d="M8802 5545c-2925 0-974 650-3902 650" svg:viewBox="0 0 3903 651">
          <text:p/>
        </draw:connector>
        <draw:frame draw:style-name="gr7" draw:text-style-name="P8" draw:layer="layout" svg:width="2.498cm" svg:height="0.319cm" svg:x="5.502cm" svg:y="5.702cm">
          <draw:text-box>
            <text:p text:style-name="P1"><text:span text:style-name="T3">wasAssociatedWith</text:span></text:p>
          </draw:text-box>
        </draw:frame>
        <draw:custom-shape draw:style-name="gr9" draw:text-style-name="P2" xml:id="id6" draw:id="id6" draw:layer="layout" svg:width="2cm" svg:height="0.99cm" svg:x="2.451cm" svg:y="3.401cm">
          <text:p text:style-name="P1"><text:span text:style-name="T1">Ba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.4cm" svg:y1="5.7cm" svg:x2="3.451cm" svg:y2="4.391cm" draw:start-shape="id5" draw:start-glue-point="4" draw:end-shape="id6" svg:d="M3400 5700l51-1309" svg:viewBox="0 0 52 1310">
          <text:p/>
        </draw:connector>
        <draw:frame draw:style-name="gr7" draw:text-style-name="P8" draw:layer="layout" svg:width="2.498cm" svg:height="0.319cm" svg:x="2.202cm" svg:y="4.902cm">
          <draw:text-box>
            <text:p text:style-name="P1"><text:span text:style-name="T3">actedOnBehalfOf</text:span></text:p>
          </draw:text-box>
        </draw:frame>
        <draw:custom-shape draw:style-name="gr9" draw:text-style-name="P2" xml:id="id8" draw:id="id8" draw:layer="layout" svg:width="2cm" svg:height="0.99cm" svg:x="16.5cm" svg:y="5.3cm">
          <text:p text:style-name="P1"><text:span text:style-name="T1">Por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7" draw:id="id7" draw:layer="layout" svg:width="1.052cm" svg:height="0.99cm" svg:x="6.97cm" svg:y="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343cm" svg:y1="5.895cm" svg:x2="7.496cm" svg:y2="7.553cm" draw:start-shape="id3" draw:start-glue-point="7" draw:end-shape="id7" draw:end-glue-point="4" svg:d="M9343 5895c0 1353-1847 524-1847 1658" svg:viewBox="0 0 1848 1659">
          <text:p/>
        </draw:connector>
        <draw:frame draw:style-name="gr7" draw:text-style-name="P8" draw:layer="layout" svg:width="2.598cm" svg:height="0.319cm" svg:x="7.302cm" svg:y="6.601cm">
          <draw:text-box>
            <text:p text:style-name="P1"><text:span text:style-name="T3">qualifiedAssociation</text:span></text:p>
          </draw:text-box>
        </draw:frame>
        <draw:custom-shape draw:style-name="gr9" draw:text-style-name="P2" xml:id="id9" draw:id="id9" draw:layer="layout" svg:width="2cm" svg:height="0.99cm" svg:x="16.352cm" svg:y="3.402cm">
          <text:p text:style-name="P1"><text:span text:style-name="T1">AC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5cm" svg:y1="5.3cm" svg:x2="17.352cm" svg:y2="4.392cm" draw:start-shape="id8" draw:start-glue-point="4" draw:end-shape="id9" draw:end-glue-point="8" svg:d="M17500 5300c0-679-148-226-148-908" svg:viewBox="0 0 149 909">
          <text:p/>
        </draw:connector>
        <draw:frame draw:style-name="gr7" draw:text-style-name="P8" draw:layer="layout" svg:width="2.498cm" svg:height="0.319cm" svg:x="16.002cm" svg:y="4.903cm">
          <draw:text-box>
            <text:p text:style-name="P1"><text:span text:style-name="T3">actedOnBehalfOf</text:span></text:p>
          </draw:text-box>
        </draw:frame>
        <draw:connector draw:style-name="gr6" draw:text-style-name="P7" draw:layer="layout" draw:type="curve" svg:x1="14.567cm" svg:y1="7.697cm" svg:x2="16.793cm" svg:y2="6.145cm" draw:start-shape="id4" draw:start-glue-point="11" draw:end-shape="id8" draw:end-glue-point="7" svg:d="M14567 7697c0-1162 2226-387 2226-1552" svg:viewBox="0 0 2227 1553">
          <text:p/>
        </draw:connector>
        <draw:frame draw:style-name="gr7" draw:text-style-name="P8" draw:layer="layout" svg:width="0.947cm" svg:height="0.319cm" svg:x="15.653cm" svg:y="6.7cm">
          <draw:text-box>
            <text:p text:style-name="P1"><text:span text:style-name="T3">agent</text:span></text:p>
          </draw:text-box>
        </draw:frame>
        <draw:connector draw:style-name="gr6" draw:text-style-name="P7" draw:layer="layout" draw:type="curve" svg:x1="7.124cm" svg:y1="7.698cm" svg:x2="4.461cm" svg:y2="6.545cm" draw:start-shape="id7" draw:start-glue-point="5" draw:end-shape="id5" draw:end-glue-point="9" svg:d="M7124 7698c0-969-1188-646-1188-576s-1475 393-1475-577" svg:viewBox="0 0 2664 1154">
          <text:p/>
        </draw:connector>
        <draw:frame draw:style-name="gr7" draw:text-style-name="P8" draw:layer="layout" svg:width="0.947cm" svg:height="0.319cm" svg:x="5.454cm" svg:y="6.901cm">
          <draw:text-box>
            <text:p text:style-name="P1"><text:span text:style-name="T3">agent</text:span></text:p>
          </draw:text-box>
        </draw:frame>
        <draw:custom-shape draw:style-name="gr10" draw:text-style-name="P10" xml:id="id11" draw:id="id11" draw:layer="layout" svg:width="2cm" svg:height="0.99cm" svg:x="16.501cm" svg:y="7.801cm">
          <text:p text:style-name="P1"><text:span text:style-name="T1">Rece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0" draw:id="id10" draw:layer="layout" svg:width="2cm" svg:height="0.99cm" svg:x="2.402cm" svg:y="7.802cm">
          <text:p text:style-name="P1"><text:span text:style-name="T1">S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6.97cm" svg:y1="8.048cm" svg:x2="4.402cm" svg:y2="8.297cm" draw:start-shape="id7" draw:start-glue-point="6" draw:end-shape="id10" draw:end-glue-point="10" svg:d="M6970 8048c-1924 0-641 249-2568 249" svg:viewBox="0 0 2569 250">
          <text:p/>
        </draw:connector>
        <draw:frame draw:style-name="gr11" draw:text-style-name="P8" draw:layer="layout" svg:width="1.145cm" svg:height="0.314cm" svg:x="5.455cm" svg:y="7.902cm">
          <draw:text-box>
            <text:p text:style-name="P1"><text:span text:style-name="T3">hadRole</text:span></text:p>
          </draw:text-box>
        </draw:frame>
        <draw:connector draw:style-name="gr6" draw:text-style-name="P7" draw:layer="layout" draw:type="curve" svg:x1="14.721cm" svg:y1="8.047cm" svg:x2="16.501cm" svg:y2="8.296cm" draw:start-shape="id4" draw:start-glue-point="10" draw:end-shape="id11" svg:d="M14721 8047c1336 0 447 249 1780 249" svg:viewBox="0 0 1781 250">
          <text:p/>
        </draw:connector>
        <draw:frame draw:style-name="gr11" draw:text-style-name="P8" draw:layer="layout" svg:width="1.145cm" svg:height="0.314cm" svg:x="15.256cm" svg:y="7.902cm">
          <draw:text-box>
            <text:p text:style-name="P1"><text:span text:style-name="T3">hadRole</text:span></text:p>
          </draw:text-box>
        </draw:frame>
        <draw:connector draw:style-name="gr6" draw:text-style-name="P7" draw:layer="layout" draw:type="curve" svg:x1="12.502cm" svg:y1="5.545cm" svg:x2="16.5cm" svg:y2="5.795cm" draw:start-shape="id3" draw:start-glue-point="10" draw:end-shape="id8" svg:d="M12502 5545c3000 0 1001 250 3998 250" svg:viewBox="0 0 3999 251">
          <text:p/>
        </draw:connector>
        <draw:frame draw:style-name="gr7" draw:text-style-name="P8" draw:layer="layout" svg:width="2.498cm" svg:height="0.319cm" svg:x="13.302cm" svg:y="5.503cm">
          <draw:text-box>
            <text:p text:style-name="P1"><text:span text:style-name="T3">wasAssociatedWith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9:50:04.834000000</meta:creation-date>
    <dc:date>2019-07-15T11:54:05.320000000</dc:date>
    <meta:editing-duration>P4DT8H31M45S</meta:editing-duration>
    <meta:editing-cycles>27</meta:editing-cycles>
    <meta:generator>LibreOffice/5.4.1.2$Windows_X86_64 LibreOffice_project/ea7cb86e6eeb2bf3a5af73a8f7777ac570321527</meta:generator>
    <meta:document-statistic meta:object-count="56"/>
  </office:meta>
</office:document-meta>
</file>